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SolidLine" draw:text-style-name="P2" draw:layer="layout" svg:width="4.444cm" svg:height="1.886cm" svg:x="7.354cm" svg:y="8.624cm">
          <text:p text:style-name="P1"><text:span text:style-name="T1">PerformanceFunctional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draw:layer="layout" svg:width="4.352cm" svg:height="1.887cm" svg:x="1.632cm" svg:y="8.622cm">
          <text:p text:style-name="P1"><text:span text:style-name="T1">NeuralNetwork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draw:layer="layout" svg:width="3.81cm" svg:height="1.905cm" svg:x="13.349cm" svg:y="8.62cm">
          <text:p text:style-name="P1"><text:span text:style-name="T1">TrainingStrategy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berto Lopez</meta:initial-creator>
    <meta:creation-date>2010-11-22T17:37:45</meta:creation-date>
    <meta:generator>OpenOffice.org/3.3$Win32 OpenOffice.org_project/330m20$Build-9567</meta:generator>
    <dc:date>2012-06-04T20:17:38.74</dc:date>
    <meta:editing-duration>PT2H24M21S</meta:editing-duration>
    <meta:editing-cycles>14</meta:editing-cycles>
    <meta:document-statistic meta:object-count="3"/>
  </office:meta>
</office:document-meta>
</file>